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E800000315C3C4390D676313A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16.418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3.199cm" svg:x="1.001cm" svg:y="6.1cm">
          <draw:image xlink:href="Pictures/10000201000003E800000315C3C4390D676313A8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0-05-13T11:56:11.233546614</dc:date>
    <meta:editing-duration>PT1M59S</meta:editing-duration>
    <meta:editing-cycles>1</meta:editing-cycles>
    <meta:document-statistic meta:object-count="1"/>
    <meta:generator>LibreOffice/6.0.7.3$Linux_X86_64 LibreOffice_project/00m0$Build-3</meta:generator>
  </office:meta>
</office:document-meta>
</file>